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9755" officeooo:paragraph-rsid="00159755"/>
    </style:style>
    <style:style style:name="P2" style:family="paragraph" style:parent-style-name="Standard">
      <style:text-properties officeooo:rsid="00159755" officeooo:paragraph-rsid="00159755"/>
    </style:style>
    <style:style style:name="P3" style:family="paragraph" style:parent-style-name="Standard">
      <style:text-properties officeooo:rsid="001744ff" officeooo:paragraph-rsid="001744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s:</text:p>
      <text:p text:style-name="P1"/>
      <text:p text:style-name="P1">text</text:p>
      <text:p text:style-name="P1"><text:a xlink:type="simple" xlink:href="http://islamdag.ru/lichnosti/45205" text:style-name="Internet_20_link" text:visited-style-name="Visited_20_Internet_20_Link">article</text:a></text:p>
      <text:p text:style-name="P3"><text:a xlink:type="simple" xlink:href="http://www.1001inventions.com/media/video/clock" text:style-name="Internet_20_link" text:visited-style-name="Visited_20_Internet_20_Link">english</text:a></text:p>
      <text:p text:style-name="P1"/>
      <text:p text:style-name="P1">video</text:p>
      <text:p text:style-name="P1"><text:a xlink:type="simple" xlink:href="https://youtu.be/MCW_wp0dgF4" text:style-name="Internet_20_link" text:visited-style-name="Visited_20_Internet_20_Link">ancient</text:a></text:p>
      <text:p text:style-name="P1"><text:a xlink:type="simple" xlink:href="https://youtu.be/ga1xnnWSeRA" text:style-name="Internet_20_link" text:visited-style-name="Visited_20_Internet_20_Link">modern</text:a></text:p>
      <text:p text:style-name="P1"/>
      <text:p text:style-name="P1">image</text:p>
      <text:p text:style-name="P1"><text:a xlink:type="simple" xlink:href="https://kulturologia.ru/blogs/050617/34817/" text:style-name="Internet_20_link" text:visited-style-name="Visited_20_Internet_20_Link">article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05:51:59.263244851</meta:creation-date>
    <dc:date>2019-02-18T06:04:20.709263330</dc:date>
    <meta:editing-duration>PT20S</meta:editing-duration>
    <meta:editing-cycles>2</meta:editing-cycles>
    <meta:generator>LibreOffice/6.1.4.2$Linux_X86_64 LibreOffice_project/10$Build-2</meta:generator>
    <meta:document-statistic meta:table-count="0" meta:image-count="0" meta:object-count="0" meta:page-count="1" meta:paragraph-count="9" meta:word-count="9" meta:character-count="54" meta:non-whitespace-character-count="54"/>
  </office:meta>
</office:document-meta>
</file>